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4bfc" officeooo:paragraph-rsid="001d4bfc"/>
    </style:style>
    <style:style style:name="P2" style:family="paragraph" style:parent-style-name="Standard">
      <style:text-properties officeooo:rsid="001e3b76" officeooo:paragraph-rsid="001e3b76"/>
    </style:style>
    <style:style style:name="P3" style:family="paragraph" style:parent-style-name="Standard" style:list-style-name="L1">
      <style:text-properties officeooo:rsid="001e3b76" officeooo:paragraph-rsid="001e3b76"/>
    </style:style>
    <style:style style:name="T1" style:family="text">
      <style:text-properties officeooo:rsid="001fd5d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pare for 2520</text:p>
      <text:p text:style-name="P1"/>
      <text:p text:style-name="P2">Dummy node linked list</text:p>
      <text:list xml:id="list5195771347717987489" text:style-name="L1">
        <text:list-item>
          <text:p text:style-name="P3">first node isnt actually part of the list</text:p>
        </text:list-item>
        <text:list-item>
          <text:p text:style-name="P3">usually a special struct to store info about the list</text:p>
        </text:list-item>
        <text:list-item>
          <text:p text:style-name="P3">they dont store data</text:p>
        </text:list-item>
        <text:list-item>
          <text:p text:style-name="P3">quick to store data</text:p>
        </text:list-item>
        <text:list-item>
          <text:p text:style-name="P3">dummy nodes work well to store function pointers</text:p>
        </text:list-item>
        <text:list-item>
          <text:p text:style-name="P3">allows the storing of void data to use with a function 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4T14:33:38.248018471</meta:creation-date>
    <dc:date>2016-04-04T15:10:38.096925828</dc:date>
    <meta:editing-duration>PT21M49S</meta:editing-duration>
    <meta:editing-cycles>3</meta:editing-cycles>
    <meta:generator>LibreOffice/5.0.5.2$Linux_x86 LibreOffice_project/00m0$Build-2</meta:generator>
    <meta:document-statistic meta:table-count="0" meta:image-count="0" meta:object-count="0" meta:page-count="1" meta:paragraph-count="9" meta:word-count="59" meta:character-count="281" meta:non-whitespace-character-count="236"/>
  </office:meta>
</office:document-meta>
</file>